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e44d" officeooo:paragraph-rsid="0008e4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ón Web Avanzada.</text:p>
      <text:p text:style-name="P1">Workshop 2.</text:p>
      <text:p text:style-name="P1">Johnatan Garzón M.</text:p>
      <text:p text:style-name="Standard"/>
      <text:p text:style-name="Standard"/>
      <text:p text:style-name="Standard"/>
      <text:p text:style-name="Standard"/>
      <text:p text:style-name="Standard">Adjuntar un archivo que contenga información de las dificultades encontradas en la realización del taller, las urls, los componentes utilizados y algunos aportes o conclusiones.</text:p>
      <text:p text:style-name="Standard"/>
      <text:p text:style-name="P1">Uno de las principales dificultades encontradas en este taller es el hecho de trabajar en algo ya hecho, puesto que es un poco más complicado pensar en que nuevo componente poner, o que tipo de modificaciones hacer, ya que la página tal como esta se ve muy bie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5:50:55.069276183</meta:creation-date>
    <dc:date>2019-02-11T16:25:26.043614865</dc:date>
    <meta:editing-duration>PT24M20S</meta:editing-duration>
    <meta:editing-cycles>1</meta:editing-cycles>
    <meta:document-statistic meta:table-count="0" meta:image-count="0" meta:object-count="0" meta:page-count="1" meta:paragraph-count="5" meta:word-count="81" meta:character-count="494" meta:non-whitespace-character-count="418"/>
    <meta:generator>LibreOffice/5.3.6.1$Linux_X86_64 LibreOffice_project/30$Build-1</meta:generator>
  </office:meta>
</office:document-meta>
</file>